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.525cm" svg:height="1.27cm" svg:x="10.525cm" svg:y="1.635cm">
          <draw:text-box>
            <text:p>Stock Class Diagram</text:p>
          </draw:text-box>
        </draw:frame>
        <draw:g>
          <draw:rect draw:style-name="gr2" draw:text-style-name="P1" draw:layer="layout" svg:width="10.795cm" svg:height="1.27cm" svg:x="14.875cm" svg:y="2.81cm">
            <text:p text:style-name="P1">Role: Parent Class</text:p>
          </draw:rect>
          <draw:rect draw:style-name="gr2" draw:text-style-name="P1" draw:layer="layout" svg:width="10.16cm" svg:height="3.175cm" svg:x="15.51cm" svg:y="4.08cm">
            <text:p text:style-name="P1">Stockentry array GetStockEntries()</text:p>
            <text:p text:style-name="P1">- get where stock_id=my id,</text:p>
            <text:p text:style-name="P1">- Order by date, priority</text:p>
          </draw:rect>
        </draw:g>
        <draw:g>
          <draw:rect draw:style-name="gr2" draw:text-style-name="P1" draw:layer="layout" svg:width="10.795cm" svg:height="1.5cm" svg:x="14.875cm" svg:y="7.255cm">
            <text:p text:style-name="P1">Role: Keeper of last data entry</text:p>
          </draw:rect>
          <draw:rect draw:style-name="gr2" draw:text-style-name="P1" draw:layer="layout" svg:width="11.43cm" svg:height="6.755cm" svg:x="15.51cm" svg:y="8.755cm">
            <text:p text:style-name="P1">Int last_entry_id</text:p>
            <text:p text:style-name="P1">StockEntry GetLastEntry()</text:p>
            <text:p text:style-name="P1">Date Date</text:p>
            <text:p text:style-name="P1">Void updateFromLastEntry(lastentry)</text:p>
            <text:p text:style-name="P1">- copies data from last entry</text:p>
            <text:p text:style-name="P1">- does not save on its own</text:p>
            <text:p text:style-name="P1">Decimal Currentqty</text:p>
            <text:p text:style-name="P1">* <text:s/>– keep date and currentqty</text:p>
            <text:p text:style-name="P1">Updated from last entry</text:p>
          </draw:rect>
        </draw:g>
        <draw:g>
          <draw:rect draw:style-name="gr2" draw:text-style-name="P1" draw:layer="layout" svg:width="10.795cm" svg:height="1.27cm" svg:x="14.875cm" svg:y="15.51cm">
            <text:p text:style-name="P1">Role: Manager of stock entry data</text:p>
          </draw:rect>
          <draw:rect draw:style-name="gr2" draw:text-style-name="P1" draw:layer="layout" svg:width="10.16cm" svg:height="3.81cm" svg:x="15.51cm" svg:y="16.78cm">
            <text:p text:style-name="P1">Void calcFrom(Stockentry)</text:p>
            <text:p text:style-name="P1">- recalculate balance values from <text:line-break/>given stockentry, update balances</text:p>
            <text:p text:style-name="P1">Of stockentries that come after, </text:p>
            <text:p text:style-name="P1">Update current balance</text:p>
          </draw:rect>
        </draw:g>
        <draw:rect draw:style-name="gr2" draw:text-style-name="P2" draw:layer="layout" svg:width="8.89cm" svg:height="10.16cm" svg:x="2.27cm" svg:y="2.905cm">
          <text:p text:style-name="P2">Summary:</text:p>
          <text:p text:style-name="P2">Int warehouse_id</text:p>
          <text:p text:style-name="P2">Int product_id</text:p>
          <text:p text:style-name="P2">Int last_entry_id</text:p>
          <text:p text:style-name="P2">Date date</text:p>
          <text:p text:style-name="P2">Decimal currentqty</text:p>
          <text:p text:style-name="P2"/>
          <text:p text:style-name="P2">getProduct</text:p>
          <text:p text:style-name="P2">getWarehouse</text:p>
          <text:p text:style-name="P2">GetStockEntries()</text:p>
          <text:p text:style-name="P2">GetLastEntry()</text:p>
          <text:p text:style-name="P2">UpdateFromLastEntry()</text:p>
          <text:p text:style-name="P2">calcFrom(Stockentry)</text:p>
        </draw:rect>
        <draw:g>
          <draw:rect draw:style-name="gr2" draw:text-style-name="P1" draw:layer="layout" svg:width="10.795cm" svg:height="1.905cm" svg:x="2.27cm" svg:y="14.335cm">
            <text:p text:style-name="P1">Role:relationship with Warehouse </text:p>
            <text:p text:style-name="P1">and Product</text:p>
          </draw:rect>
          <draw:rect draw:style-name="gr2" draw:text-style-name="P1" draw:layer="layout" svg:width="10.16cm" svg:height="3.81cm" svg:x="2.905cm" svg:y="16.24cm">
            <text:p text:style-name="P1">warehouse_id</text:p>
            <text:p text:style-name="P1">product_id</text:p>
            <text:p text:style-name="P1">GetWarehouse</text:p>
            <text:p text:style-name="P1">GetProduct</text:p>
            <text:p text:style-name="P1"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sper Tomas</meta:initial-creator>
    <meta:creation-date>2010-11-17T10:41:50.98</meta:creation-date>
    <dc:date>2011-01-04T15:56:34.23</dc:date>
    <dc:creator>Jasper Tomas</dc:creator>
    <meta:editing-duration>PT08H33M26S</meta:editing-duration>
    <meta:editing-cycles>86</meta:editing-cycles>
    <meta:generator>OpenOffice.org/3.2$Win32 OpenOffice.org_project/320m18$Build-9502</meta:generator>
    <meta:document-statistic meta:object-count="14"/>
  </office:meta>
</office:document-meta>
</file>